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meat" table:style-name="ta1">
        <table:shapes>
          <draw:frame draw:z-index="0" draw:style-name="gr1" svg:width="6.5374in" svg:height="3.5429in" svg:x="6.1142in" svg:y="0.7083in">
            <draw:object draw:notify-on-update-of-ranges="meat.A4:meat.A4 meat.B3:meat.B3 meat.B4:meat.B4 meat.C3:meat.C3 meat.C4:meat.C4 meat.D3:meat.D3 meat.D4:meat.D4 meat.E3:meat.E3 meat.E4:meat.E4 meat.F3:meat.F3 meat.F4:meat.F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5276in" svg:height="4.5736in" svg:x="0.0535in" svg:y="3.9902in">
            <draw:object draw:notify-on-update-of-ranges="meat.A10:meat.A10 meat.B9:meat.B9 meat.B10:meat.B10 meat.C9:meat.C9 meat.C10:meat.C10 meat.D9:meat.D9 meat.D10:meat.D10 meat.E9:meat.E9 meat.E10:meat.E10 meat.F9:meat.F9 meat.F10:meat.F10 meat.G9:meat.G9 meat.G10:meat.G10 meat.H9:meat.H9 meat.H10:meat.H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eef</text:p>
          </table:table-cell>
          <table:table-cell office:value-type="string">
            <text:p>Bacon</text:p>
          </table:table-cell>
          <table:table-cell office:value-type="string">
            <text:p>Turkey</text:p>
          </table:table-cell>
          <table:table-cell office:value-type="string">
            <text:p>Chicken</text:p>
          </table:table-cell>
          <table:table-cell office:value-type="string">
            <text:p>pork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its</text:p>
          </table:table-cell>
          <table:table-cell table:style-name="ce2" office:value-type="float" office:value="230000000">
            <text:p>230000000</text:p>
          </table:table-cell>
          <table:table-cell table:style-name="ce2" office:value-type="float" office:value="171000000">
            <text:p>171000000</text:p>
          </table:table-cell>
          <table:table-cell table:style-name="ce2" office:value-type="float" office:value="76100000">
            <text:p>76100000</text:p>
          </table:table-cell>
          <table:table-cell table:style-name="ce2" office:value-type="float" office:value="146000000">
            <text:p>146000000</text:p>
          </table:table-cell>
          <table:table-cell table:style-name="ce2" office:value-type="float" office:value="463000000">
            <text:p>463000000</text:p>
          </table:table-cell>
          <table:table-cell table:style-name="ce2"/>
          <table:table-cell table:style-name="ce1"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[.C3]" office:value-type="string" office:string-value="Bacon">
            <text:p>Bacon</text:p>
          </table:table-cell>
          <table:table-cell office:value-type="string">
            <text:p>Flæskesteg</text:p>
          </table:table-cell>
          <table:table-cell office:value-type="string">
            <text:p>ham</text:p>
          </table:table-cell>
          <table:table-cell office:value-type="string">
            <text:p>loin</text:p>
          </table:table-cell>
          <table:table-cell office:value-type="string">
            <text:p>Spam</text:p>
          </table:table-cell>
          <table:table-cell office:value-type="string">
            <text:p>Spare ribs</text:p>
          </table:table-cell>
          <table:table-cell office:value-type="string">
            <text:p>tenderloin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hits</text:p>
          </table:table-cell>
          <table:table-cell table:style-name="ce1" table:formula="of:=[.C4]" office:value-type="float" office:value="171000000">
            <text:p>171000000</text:p>
          </table:table-cell>
          <table:table-cell table:style-name="ce2" office:value-type="float" office:value="26500000">
            <text:p>26500000</text:p>
          </table:table-cell>
          <table:table-cell table:style-name="ce2" office:value-type="float" office:value="34900000">
            <text:p>34900000</text:p>
          </table:table-cell>
          <table:table-cell table:style-name="ce2" office:value-type="float" office:value="168000000">
            <text:p>168000000</text:p>
          </table:table-cell>
          <table:table-cell table:style-name="ce2" office:value-type="float" office:value="19900000">
            <text:p>19900000</text:p>
          </table:table-cell>
          <table:table-cell table:style-name="ce2" office:value-type="float" office:value="4600000">
            <text:p>4600000</text:p>
          </table:table-cell>
          <table:table-cell table:style-name="ce2" office:value-type="float" office:value="50700000">
            <text:p>50700000</text:p>
          </table:table-cell>
          <table:table-cell table:style-name="ce1" table:number-columns-repeated="1016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10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3:34:43</meta:creation-date>
    <dc:date>2012-03-16T10:11:42</dc:date>
    <meta:editing-duration>PT4H49M45S</meta:editing-duration>
    <meta:editing-cycles>6</meta:editing-cycles>
    <meta:generator>LibreOffice/3.4$Unix LibreOffice_project/340m1$Build-402</meta:generator>
    <meta:document-statistic meta:table-count="3" meta:cell-count="26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06cm" svg:height="9cm" xlink:href=".." xlink:type="simple" chart:class="chart:bar" chart:style-name="ch1">
        <chart:title svg:x="4.912cm" svg:y="0.316cm" chart:style-name="ch2">
          <text:p>Popularitet af forskellig slags kød</text:p>
        </chart:title>
        <chart:legend chart:legend-position="end" svg:x="14.607cm" svg:y="3.205cm" style:legend-expansion="high" chart:style-name="ch3"/>
        <chart:plot-area chart:style-name="ch4" table:cell-range-address="meat.A3:meat.F4" chart:data-source-has-labels="both" svg:x="0.782cm" svg:y="1.635cm" svg:width="13.161cm" svg:height="6.765cm">
          <chartooo:coordinate-region svg:x="2.7cm" svg:y="1.835cm" svg:width="11.243cm" svg:height="5.918cm"/>
          <chart:axis chart:dimension="x" chart:name="primary-x" chart:style-name="ch5" chartooo:axis-type="auto">
            <chartooo:date-scale/>
            <chart:categories table:cell-range-address="meat.A4:mea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at.B4:meat.B4" chart:label-cell-address="meat.B3:meat.B3" chart:class="chart:bar">
            <chart:data-point/>
          </chart:series>
          <chart:series chart:style-name="ch9" chart:values-cell-range-address="meat.C4:meat.C4" chart:label-cell-address="meat.C3:meat.C3" chart:class="chart:bar">
            <chart:data-point/>
          </chart:series>
          <chart:series chart:style-name="ch10" chart:values-cell-range-address="meat.D4:meat.D4" chart:label-cell-address="meat.D3:meat.D3" chart:class="chart:bar">
            <chart:data-point/>
          </chart:series>
          <chart:series chart:style-name="ch11" chart:values-cell-range-address="meat.E4:meat.E4" chart:label-cell-address="meat.E3:meat.E3" chart:class="chart:bar">
            <chart:data-point/>
          </chart:series>
          <chart:series chart:style-name="ch12" chart:values-cell-range-address="meat.F4:meat.F4" chart:label-cell-address="meat.F3:meat.F3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ef</text:p>
                <draw:g>
                  <svg:desc>meat.B3:meat.B3</svg:desc>
                </draw:g>
              </table:table-cell>
              <table:table-cell office:value-type="string">
                <text:p>Bacon</text:p>
                <draw:g>
                  <svg:desc>meat.C3:meat.C3</svg:desc>
                </draw:g>
              </table:table-cell>
              <table:table-cell office:value-type="string">
                <text:p>Turkey</text:p>
                <draw:g>
                  <svg:desc>meat.D3:meat.D3</svg:desc>
                </draw:g>
              </table:table-cell>
              <table:table-cell office:value-type="string">
                <text:p>Chicken</text:p>
                <draw:g>
                  <svg:desc>meat.E3:meat.E3</svg:desc>
                </draw:g>
              </table:table-cell>
              <table:table-cell office:value-type="string">
                <text:p>pork</text:p>
                <draw:g>
                  <svg:desc>meat.F3:meat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meat.A4:meat.A4</svg:desc>
                </draw:g>
              </table:table-cell>
              <table:table-cell office:value-type="float" office:value="230000000">
                <text:p>230000000</text:p>
                <draw:g>
                  <svg:desc>meat.B4:meat.B4</svg:desc>
                </draw:g>
              </table:table-cell>
              <table:table-cell office:value-type="float" office:value="171000000">
                <text:p>171000000</text:p>
                <draw:g>
                  <svg:desc>meat.C4:meat.C4</svg:desc>
                </draw:g>
              </table:table-cell>
              <table:table-cell office:value-type="float" office:value="76100000">
                <text:p>76100000</text:p>
                <draw:g>
                  <svg:desc>meat.D4:meat.D4</svg:desc>
                </draw:g>
              </table:table-cell>
              <table:table-cell office:value-type="float" office:value="146000000">
                <text:p>146000000</text:p>
                <draw:g>
                  <svg:desc>meat.E4:meat.E4</svg:desc>
                </draw:g>
              </table:table-cell>
              <table:table-cell office:value-type="float" office:value="463000000">
                <text:p>463000000</text:p>
                <draw:g>
                  <svg:desc>meat.F4:meat.F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81cm" svg:height="11.618cm" xlink:href=".." xlink:type="simple" chart:class="chart:bar" chart:style-name="ch1">
        <chart:title svg:x="6.077cm" svg:y="0.368cm" chart:style-name="ch2">
          <text:p>Svinekødspolpularitet</text:p>
        </chart:title>
        <chart:legend chart:legend-position="end" svg:x="14cm" svg:y="4.016cm" style:legend-expansion="high" chart:style-name="ch3"/>
        <chart:plot-area chart:style-name="ch4" table:cell-range-address="meat.A9:meat.H10" chart:data-source-has-labels="both" svg:x="0.781cm" svg:y="1.843cm" svg:width="12.557cm" svg:height="9.123cm">
          <chartooo:coordinate-region svg:x="2.699cm" svg:y="2.042cm" svg:width="10.639cm" svg:height="8.277cm"/>
          <chart:axis chart:dimension="x" chart:name="primary-x" chart:style-name="ch5" chartooo:axis-type="auto">
            <chartooo:date-scale/>
            <chart:categories table:cell-range-address="meat.A10:meat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at.B10:meat.B10" chart:label-cell-address="meat.B9:meat.B9" chart:class="chart:bar">
            <chart:data-point/>
          </chart:series>
          <chart:series chart:style-name="ch9" chart:values-cell-range-address="meat.C10:meat.C10" chart:label-cell-address="meat.C9:meat.C9" chart:class="chart:bar">
            <chart:data-point/>
          </chart:series>
          <chart:series chart:style-name="ch10" chart:values-cell-range-address="meat.D10:meat.D10" chart:label-cell-address="meat.D9:meat.D9" chart:class="chart:bar">
            <chart:data-point/>
          </chart:series>
          <chart:series chart:style-name="ch11" chart:values-cell-range-address="meat.E10:meat.E10" chart:label-cell-address="meat.E9:meat.E9" chart:class="chart:bar">
            <chart:data-point/>
          </chart:series>
          <chart:series chart:style-name="ch12" chart:values-cell-range-address="meat.F10:meat.F10" chart:label-cell-address="meat.F9:meat.F9" chart:class="chart:bar">
            <chart:data-point/>
          </chart:series>
          <chart:series chart:style-name="ch13" chart:values-cell-range-address="meat.G10:meat.G10" chart:label-cell-address="meat.G9:meat.G9" chart:class="chart:bar">
            <chart:data-point/>
          </chart:series>
          <chart:series chart:style-name="ch14" chart:values-cell-range-address="meat.H10:meat.H10" chart:label-cell-address="meat.H9:meat.H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on</text:p>
                <draw:g>
                  <svg:desc>meat.B9:meat.B9</svg:desc>
                </draw:g>
              </table:table-cell>
              <table:table-cell office:value-type="string">
                <text:p>Flæskesteg</text:p>
                <draw:g>
                  <svg:desc>meat.C9:meat.C9</svg:desc>
                </draw:g>
              </table:table-cell>
              <table:table-cell office:value-type="string">
                <text:p>ham</text:p>
                <draw:g>
                  <svg:desc>meat.D9:meat.D9</svg:desc>
                </draw:g>
              </table:table-cell>
              <table:table-cell office:value-type="string">
                <text:p>loin</text:p>
                <draw:g>
                  <svg:desc>meat.E9:meat.E9</svg:desc>
                </draw:g>
              </table:table-cell>
              <table:table-cell office:value-type="string">
                <text:p>Spam</text:p>
                <draw:g>
                  <svg:desc>meat.F9:meat.F9</svg:desc>
                </draw:g>
              </table:table-cell>
              <table:table-cell office:value-type="string">
                <text:p>Spare ribs</text:p>
                <draw:g>
                  <svg:desc>meat.G9:meat.G9</svg:desc>
                </draw:g>
              </table:table-cell>
              <table:table-cell office:value-type="string">
                <text:p>tenderloin</text:p>
                <draw:g>
                  <svg:desc>meat.H9:meat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s</text:p>
                <draw:g>
                  <svg:desc>meat.A10:meat.A10</svg:desc>
                </draw:g>
              </table:table-cell>
              <table:table-cell office:value-type="float" office:value="171000000">
                <text:p>171000000</text:p>
                <draw:g>
                  <svg:desc>meat.B10:meat.B10</svg:desc>
                </draw:g>
              </table:table-cell>
              <table:table-cell office:value-type="float" office:value="26500000">
                <text:p>26500000</text:p>
                <draw:g>
                  <svg:desc>meat.C10:meat.C10</svg:desc>
                </draw:g>
              </table:table-cell>
              <table:table-cell office:value-type="float" office:value="34900000">
                <text:p>34900000</text:p>
                <draw:g>
                  <svg:desc>meat.D10:meat.D10</svg:desc>
                </draw:g>
              </table:table-cell>
              <table:table-cell office:value-type="float" office:value="168000000">
                <text:p>168000000</text:p>
                <draw:g>
                  <svg:desc>meat.E10:meat.E10</svg:desc>
                </draw:g>
              </table:table-cell>
              <table:table-cell office:value-type="float" office:value="19900000">
                <text:p>19900000</text:p>
                <draw:g>
                  <svg:desc>meat.F10:meat.F10</svg:desc>
                </draw:g>
              </table:table-cell>
              <table:table-cell office:value-type="float" office:value="4600000">
                <text:p>4600000</text:p>
                <draw:g>
                  <svg:desc>meat.G10:meat.G10</svg:desc>
                </draw:g>
              </table:table-cell>
              <table:table-cell office:value-type="float" office:value="50700000">
                <text:p>50700000</text:p>
                <draw:g>
                  <svg:desc>meat.H10:meat.H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